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" manifest:full-path="Pictures/20000002000004720000047226EDE05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1.435cm" fo:min-width="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175cm" svg:height="1.685cm" svg:x="10.913cm" svg:y="14cm">
          <draw:text-box>
            <text:p text:style-name="P4"><text:span text:style-name="T5"><text:date style:data-style-name="D4" text:date-value="2009-10-20" text:fixed="true">20.10.2009</text:date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 г., MIT, для ОС с разделением времен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8">Thompson shell</text:span> — первая оболочка для Unix, разработал Ken Thompson в в AT&amp;T Bell Laboratories в 1971</text:p>
              </text:list-item>
              <text:list-item>
                <text:p><text:span text:style-name="T8">sh</text:span> <text:span text:style-name="T9">—</text:span> <text:span text:style-name="T10">Bourne shell</text:span><text:span text:style-name="T9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8">bash</text:span> <text:span text:style-name="T9">—</text:span> <text:span text:style-name="T10">Bourne-again shell, р</text:span><text:span text:style-name="T9">азработал в 1987 Brian Fox в рамках проекта GNU.</text:span></text:p>
              </text:list-item>
              <text:list-item>
                <text:p><text:span text:style-name="T9">bash — обратно совместимое надмножество над sh</text:span></text:p>
              </text:list-item>
              <text:list-item>
                <text:p><text:span text:style-name="T9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MMAND.COM</text:span><text:span text:style-name="T7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8">CMD.EXE</text:span><text:span text:style-name="T7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5">
              <text:list-item>
                <text:p><text:span text:style-name="T8">sub</text:span> GCD {</text:p>
              </text:list-item>
              <text:list-item>
                <text:p><text:s text:c="2"/><text:span text:style-name="T8">my</text:span> ($a, $b) = @_;</text:p>
              </text:list-item>
              <text:list-item>
                <text:p><text:s text:c="2"/><text:span text:style-name="T8">my</text:span> $c = $b;</text:p>
              </text:list-item>
              <text:list-item>
                <text:p><text:s text:c="2"/><text:span text:style-name="T8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8">return</text:span> $c;</text:p>
              </text:list-item>
              <text:list-item>
                <text:p>}</text:p>
              </text:list-item>
              <text:list-item>
                <text:p><text:span text:style-name="T8">print</text:span> GCD(42, 56);</text:p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8">print</text:span> $array[1]; # "2"</text:p>
                <text:p/>
                <text:p>%hash = ('one' =&gt; 1, 'two' =&gt; 2);</text:p>
                <text:p><text:span text:style-name="T8">print</text:span> $hash{'one'}; # "1"</text:p>
                <text:p/>
                <text:p>$ref = \$number;</text:p>
                <text:p><text:span text:style-name="T8">print</text:span> $ref; # SCALAR(0x14ef640)</text:p>
                <text:p><text:span text:style-name="T8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8">while</text:span> ( &lt;&gt; ){ # построчное чтение из выбранного потока в переменную $_</text:p>
                    <text:p><text:s text:c="2"/><text:span text:style-name="T8">if</text:span> ( /print/ ){ # если строка в $_ содержит «print» (регулярное выражение)</text:p>
                    <text:p><text:s text:c="4"/><text:span text:style-name="T8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9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8">print</text:span> complex_number.imag # "0.5"</text:p>
                    <text:p>big_number = 2**1000</text:p>
                    <text:p><text:span text:style-name="T8">print</text:span> <text:span text:style-name="T8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8">print</text:span> dictionary['one'] # "1"</text:p>
            <text:p>set_var = <text:span text:style-name="T8">set</text:span>([1, 2, 'five'])</text:p>
            <text:p>print 'five' <text:span text:style-name="T8">in</text:span> set_var # "True"</text:p>
            <text:p/>
            <text:p>squares = [v ** 2 for v in <text:span text:style-name="T8">range</text:span>(0, 10) if random.randint(0, 1) == 1]</text:p>
            <text:p><text:span text:style-name="T8">for</text:span> i, v <text:span text:style-name="T8">in</text:span> <text:span text:style-name="T8">enumerate</text:span>(squares):</text:p>
            <text:p><text:s text:c="2"/><text:span text:style-name="T8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9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9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9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9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Tcl</text:span><text:span text:style-name="T7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8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9"><text:s text:c="2"/></text:span><text:span text:style-name="T16">while</text:span><text:span text:style-name="T9"> { $b &gt; 0 } {</text:span></text:p>
                    <text:p><text:span text:style-name="T9"><text:s text:c="4"/></text:span><text:span text:style-name="T16">set</text:span><text:span text:style-name="T9"> t $b</text:span></text:p>
                    <text:p><text:span text:style-name="T9"><text:s text:c="4"/></text:span><text:span text:style-name="T16">set</text:span><text:span text:style-name="T9"> b [expr $a % $b]</text:span></text:p>
                    <text:p><text:span text:style-name="T9"><text:s text:c="4"/></text:span><text:span text:style-name="T16">set</text:span><text:span text:style-name="T9"> a $t</text:span></text:p>
                    <text:p><text:span text:style-name="T9"><text:s text:c="2"/></text:span><text:span text:style-name="T9">}</text:span></text:p>
                    <text:p><text:span text:style-name="T9"><text:s text:c="2"/></text:span><text:span text:style-name="T16">return</text:span><text:span text:style-name="T9"> $a</text:span></text:p>
                    <text:p><text:span text:style-name="T9">}</text:span></text:p>
                    <text:p><text:span text:style-name="T16">puts</text:span><text:span text:style-name="T9"> [</text:span><text:span text:style-name="T16">gcd</text:span><text:span text:style-name="T9"> 42 56]</text:span></text:p>
                    <text:p><text:span text:style-name="T9"/></text:p>
                    <text:p><text:span text:style-name="T16">set</text:span><text:span text:style-name="T15"> number 5</text:span></text:p>
                    <text:p><text:span text:style-name="T8">set</text:span> string "Some string with</text:p>
                    <text:p><text:s text:c="4"/>number $number"</text:p>
                    <text:p/>
                    <text:p><text:span text:style-name="T8">set</text:span> string_list {e1 e2 e3}</text:p>
                    <text:p><text:span text:style-name="T8">set</text:span> map_var(one) 1</text:p>
                    <text:p><text:span text:style-name="T8">set</text:span> map_var(two) 2</text:p>
                    <text:p><text:span text:style-name="T8">puts</text:span> $map_var(two) # «2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Ruby</text:span><text:span text:style-name="T7"> — высокоуровневый язык общего назначения</text:span></text:p>
              </text:list-item>
              <text:list-item>
                <text:p><text:span text:style-name="T7">Первоначально разработал японец Юкихиро Мацумото в 1995 г.</text:span></text:p>
              </text:list-item>
              <text:list-item>
                <text:p><text:span text:style-name="T7">Акцент на</text:span></text:p>
                <text:list>
                  <text:list-item>
                    <text:p><text:span text:style-name="T7">понятность кода,</text:span></text:p>
                  </text:list-item>
                  <text:list-item>
                    <text:p><text:span text:style-name="T7">высокую скорость разработки,</text:span></text:p>
                  </text:list-item>
                  <text:list-item>
                    <text:p><text:span text:style-name="T7">простоту разработки,</text:span></text:p>
                  </text:list-item>
                  <text:list-item>
                    <text:p><text:span text:style-name="T7">автоматизацию решения рутинных задач</text:span></text:p>
                  </text:list-item>
                </text:list>
              </text:list-item>
              <text:list-item>
                <text:p><text:span text:style-name="T7">Принцип «наименьшей неожиданности»</text:span></text:p>
              </text:list-item>
              <text:list-item>
                <text:p><text:span text:style-name="T7">Лаконичный синтаксис</text:span></text:p>
              </text:list-item>
              <text:list-item>
                <text:p><text:span text:style-name="T7">Динамическая типизация</text:span></text:p>
              </text:list-item>
              <text:list-item>
                <text:p><text:span text:style-name="T7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7">Рефлективный</text:span></text:p>
              </text:list-item>
              <text:list-item>
                <text:p><text:span text:style-name="T7">Независимая от ОС реализация многопоточности</text:span></text:p>
              </text:list-item>
              <text:list-item>
                <text:p><text:span text:style-name="T7">Автоматическое управление памятью. Сборщик мусора</text:span></text:p>
              </text:list-item>
              <text:list-item>
                <text:p><text:span text:style-name="T7">Интерактивный режим выполнения</text:span></text:p>
              </text:list-item>
              <text:list-item>
                <text:p><text:span text:style-name="T7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8">def</text:span> gcd(a, b)</text:p>
                    <text:p><text:s text:c="2"/><text:span text:style-name="T8">while</text:span> b &gt; 0</text:p>
                    <text:p><text:s text:c="4"/>a,b = b,a%b</text:p>
                    <text:p><text:s text:c="2"/><text:span text:style-name="T8">end</text:span></text:p>
                    <text:p><text:s text:c="2"/>a</text:p>
                    <text:p><text:span text:style-name="T8">end</text:span></text:p>
                    <text:p><text:span text:style-name="T8"/></text:p>
                    <text:p><text:span text:style-name="T8">puts</text:span> gcd(42, 56)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8">puts</text:span> array_var[1] # "2"</text:p>
            <text:p/>
            <text:p>hash_var = {'one' =&gt; 1, 'two' =&gt; 2}</text:p>
            <text:p><text:span text:style-name="T8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8">collect</text:span>{|v| v ** 2 }.</text:p>
            <text:p><text:s text:c="2"/># новый Range из некоторых элементов старого</text:p>
            <text:p><text:s text:c="2"/><text:span text:style-name="T8">select</text:span>{ rand(2) == 1 }.</text:p>
            <text:p><text:s text:c="2"/># для каждого элемента печать индекса и самого элемента</text:p>
            <text:p><text:s text:c="2"/><text:span text:style-name="T8">each_with_index</text:span>{|v,i| <text:span text:style-name="T8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Применение Ruby:</text:span></text:p>
                <text:list>
                  <text:list-item>
                    <text:p><text:span text:style-name="T7">Иногда используется как основной язык программирования</text:span></text:p>
                  </text:list-item>
                  <text:list-item>
                    <text:p><text:span text:style-name="T7">Веб-программирование (Ruby on Rails)</text:span></text:p>
                  </text:list-item>
                  <text:list-item>
                    <text:p><text:span text:style-name="T7">Встроенный скриптовый язык</text:span></text:p>
                  </text:list-item>
                </text:list>
              </text:list-item>
              <text:list-item>
                <text:p><text:span text:style-name="T7">Ruby используют:</text:span></text:p>
                <text:list>
                  <text:list-item>
                    <text:p><text:span text:style-name="T7">Как встроенный скриптовый язык: </text:span></text:p>
                    <text:list>
                      <text:list-item>
                        <text:p><text:span text:style-name="T7">Google SketchUp, Inkscape, Xchat, RPG Maker, Amarok</text:span></text:p>
                      </text:list-item>
                    </text:list>
                  </text:list-item>
                  <text:list-item>
                    <text:p><text:span text:style-name="T7">NASA — программирование имитационных моделей</text:span></text:p>
                  </text:list-item>
                  <text:list-item>
                    <text:p><text:span text:style-name="T7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Lua</text:span><text:span text:style-name="T7"> — высокоуровневый язык общего назначения</text:span></text:p>
              </text:list-item>
              <text:list-item>
                <text:p><text:span text:style-name="T7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7">Рефлективный</text:span></text:p>
              </text:list-item>
              <text:list-item>
                <text:p><text:span text:style-name="T7">Многопарадигменный:</text:span></text:p>
                <text:list>
                  <text:list-item>
                    <text:p><text:span text:style-name="T7">императивный,</text:span></text:p>
                  </text:list-item>
                  <text:list-item>
                    <text:p><text:span text:style-name="T7">функциональный,</text:span></text:p>
                  </text:list-item>
                  <text:list-item>
                    <text:p><text:span text:style-name="T7">объектно-ориентированный</text:span></text:p>
                  </text:list-item>
                </text:list>
              </text:list-item>
              <text:list-item>
                <text:p><text:span text:style-name="T7">Предоставляет гибкие возможности для расширения языка</text:span></text:p>
              </text:list-item>
              <text:list-item>
                <text:p><text:span text:style-name="T7">Динамическая типизация</text:span></text:p>
              </text:list-item>
              <text:list-item>
                <text:p><text:span text:style-name="T7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8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Применение Lua:</text:span></text:p>
                <text:list>
                  <text:list-item>
                    <text:p><text:span text:style-name="T7">Встроенный скриптовый язык (в основном в видео играх)</text:span></text:p>
                  </text:list-item>
                  <text:list-item>
                    <text:p><text:span text:style-name="T7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7">Lua используют:</text:span></text:p>
                <text:list>
                  <text:list-item>
                    <text:p><text:span text:style-name="T7">Игры:</text:span></text:p>
                    <text:list>
                      <text:list-item>
                        <text:p><text:span text:style-name="T7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7">Apache HTTP Server — можно использовать для обработки запросов</text:span></text:p>
                  </text:list-item>
                  <text:list-item>
                    <text:p><text:span text:style-name="T7">Cisco — реализация Dynamic Access Policies в ASA</text:span></text:p>
                  </text:list-item>
                  <text:list-item>
                    <text:p><text:span text:style-name="T7">Awesome — для задания конфигурации</text:span></text:p>
                  </text:list-item>
                  <text:list-item>
                    <text:p><text:span text:style-name="T7">Logitech — для программирования биндингов некоторых клавиатур</text:span></text:p>
                  </text:list-item>
                  <text:list-item>
                    <text:p><text:span text:style-name="T7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3H41M13S</meta:editing-duration>
    <meta:editing-cycles>600</meta:editing-cycles>
    <dc:date>2009-10-25T13:59:31</dc:date>
    <meta:generator>OpenOffice.org/3.0$Unix OpenOffice.org_project/300m15$Build-9379</meta:generator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